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30ffa" officeooo:paragraph-rsid="00030ff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30ffa" officeooo:paragraph-rsid="00030ffa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style="italic" style:text-underline-style="none" fo:font-weight="bold" officeooo:rsid="00030ffa" officeooo:paragraph-rsid="00030ffa" style:font-size-asian="12.25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96a61" officeooo:paragraph-rsid="00096a61" style:font-size-asian="12.25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0bf9ae" officeooo:paragraph-rsid="000bf9ae" style:font-size-asian="12.25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631a6" officeooo:paragraph-rsid="000631a6" style:font-size-asian="12.25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0bf9ae" officeooo:paragraph-rsid="000bf9ae" style:font-size-asian="12.25pt" style:font-style-asian="italic" style:font-weight-asian="bold" style:font-size-complex="14pt" style:font-style-complex="italic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0631a6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none" fo:font-weight="normal" officeooo:rsid="000631a6" officeooo:paragraph-rsid="000631a6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none" fo:font-weight="normal" officeooo:rsid="00095224" officeooo:paragraph-rsid="00095224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none" fo:font-weight="normal" officeooo:rsid="00096a61" officeooo:paragraph-rsid="00096a61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4pt" fo:font-style="italic" style:text-underline-style="none" fo:font-weight="normal" officeooo:rsid="000f8d9f" officeooo:paragraph-rsid="000f8d9f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4pt" fo:font-style="italic" style:text-underline-style="none" fo:font-weight="normal" officeooo:rsid="0010aacf" officeooo:paragraph-rsid="0010aacf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4pt" fo:font-style="italic" style:text-underline-style="none" fo:font-weight="normal" officeooo:rsid="0010aacf" officeooo:paragraph-rsid="001a2826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4pt" fo:font-style="italic" style:text-underline-style="none" fo:font-weight="normal" officeooo:rsid="001219e5" officeooo:paragraph-rsid="001219e5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219e5" officeooo:paragraph-rsid="001219e5" style:font-size-asian="12.25pt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4pt" fo:font-style="italic" style:text-underline-style="none" fo:font-weight="normal" officeooo:rsid="001219e5" officeooo:paragraph-rsid="001a2826" style:font-size-asian="12.25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45aa7" officeooo:paragraph-rsid="00145aa7" style:font-size-asian="12.25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4pt" fo:font-style="italic" style:text-underline-style="none" fo:font-weight="normal" officeooo:rsid="00145aa7" officeooo:paragraph-rsid="00145aa7" style:font-size-asian="12.25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4pt" fo:font-style="italic" style:text-underline-style="none" fo:font-weight="normal" officeooo:rsid="001931ec" officeooo:paragraph-rsid="001931ec" style:font-size-asian="12.25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none" fo:font-weight="bold" officeooo:rsid="0007a617" officeooo:paragraph-rsid="0007a617" style:font-size-asian="12.25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45aa7" officeooo:paragraph-rsid="00145aa7" style:font-size-asian="12.25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bold" officeooo:rsid="00177c2a" officeooo:paragraph-rsid="00177c2a" style:font-size-asian="12.25pt" style:font-style-asian="italic" style:font-weight-asian="bold" style:font-size-complex="14pt" style:font-style-complex="italic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fo:color="#407927" fo:font-size="14pt" fo:font-style="italic" style:text-underline-style="none" fo:font-weight="normal" officeooo:rsid="000631a6" officeooo:paragraph-rsid="000631a6" style:font-size-asian="12.25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fo:color="#000000" fo:font-size="14pt" fo:font-style="italic" style:text-underline-style="none" fo:font-weight="normal" officeooo:rsid="000f8d9f" officeooo:paragraph-rsid="001931ec" style:font-size-asian="12.25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color="#000000" fo:font-size="14pt" fo:font-style="italic" style:text-underline-style="none" fo:font-weight="normal" officeooo:rsid="000f8d9f" officeooo:paragraph-rsid="001a2826" style:font-size-asian="12.25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color="#000000" fo:font-size="14pt" fo:font-style="italic" style:text-underline-style="none" fo:font-weight="normal" officeooo:rsid="001219e5" officeooo:paragraph-rsid="001a2826" style:font-size-asian="12.25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ce181e" fo:font-size="10pt" fo:font-style="italic" style:text-underline-style="none" fo:font-weight="bold" officeooo:rsid="00145aa7" officeooo:paragraph-rsid="00145aa7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color="#ce181e"/>
    </style:style>
    <style:style style:name="T2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ce181e" style:text-underline-style="solid" style:text-underline-width="auto" style:text-underline-color="font-color" fo:font-weight="bold" officeooo:rsid="0010aacf" style:font-weight-asian="bold" style:font-weight-complex="bold"/>
    </style:style>
    <style:style style:name="T4" style:family="text">
      <style:text-properties fo:color="#ce181e" fo:font-weight="bold" style:font-weight-asian="bold" style:font-weight-complex="bold"/>
    </style:style>
    <style:style style:name="T5" style:family="text">
      <style:text-properties fo:color="#ce181e" fo:font-weight="bold" officeooo:rsid="001931ec" style:font-weight-asian="bold" style:font-weight-complex="bold"/>
    </style:style>
    <style:style style:name="T6" style:family="text">
      <style:text-properties fo:color="#ce181e" officeooo:rsid="001931ec"/>
    </style:style>
    <style:style style:name="T7" style:family="text">
      <style:text-properties officeooo:rsid="0007a617"/>
    </style:style>
    <style:style style:name="T8" style:family="text">
      <style:text-properties fo:font-size="14pt" fo:font-style="italic" style:text-underline-style="none" fo:font-weight="normal" officeooo:rsid="0007a617" style:font-size-asian="12.25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style:text-underline-style="none" fo:font-weight="normal" officeooo:rsid="000631a6" style:font-size-asian="12.25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0aacf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officeooo:rsid="0010aacf"/>
    </style:style>
    <style:style style:name="T14" style:family="text">
      <style:text-properties fo:color="#407927"/>
    </style:style>
    <style:style style:name="T15" style:family="text">
      <style:text-properties fo:color="#407927" fo:font-size="14pt" fo:font-style="italic" style:text-underline-style="solid" style:text-underline-width="auto" style:text-underline-color="font-color" fo:font-weight="bold" officeooo:rsid="000631a6" style:font-size-asian="12.25pt" style:font-style-asian="italic" style:font-weight-asian="bold" style:font-size-complex="14pt" style:font-style-complex="italic" style:font-weight-complex="bold"/>
    </style:style>
    <style:style style:name="T16" style:family="text">
      <style:text-properties fo:color="#00599d"/>
    </style:style>
    <style:style style:name="T17" style:family="text">
      <style:text-properties fo:color="#00599d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color="#00599d" style:text-underline-style="solid" style:text-underline-width="auto" style:text-underline-color="font-color" fo:font-weight="bold" officeooo:rsid="0007a617" style:font-weight-asian="bold" style:font-weight-complex="bold"/>
    </style:style>
    <style:style style:name="T19" style:family="text">
      <style:text-properties fo:color="#00599d" style:text-underline-style="solid" style:text-underline-width="auto" style:text-underline-color="font-color" fo:font-weight="bold" officeooo:rsid="00096a61" style:font-weight-asian="bold" style:font-weight-complex="bold"/>
    </style:style>
    <style:style style:name="T20" style:family="text">
      <style:text-properties fo:color="#00599d" style:text-underline-style="solid" style:text-underline-width="auto" style:text-underline-color="font-color" fo:font-weight="bold" officeooo:rsid="000de293" style:font-weight-asian="bold" style:font-weight-complex="bold"/>
    </style:style>
    <style:style style:name="T21" style:family="text">
      <style:text-properties fo:color="#00599d" style:text-underline-style="solid" style:text-underline-width="auto" style:text-underline-color="font-color" fo:font-weight="bold" officeooo:rsid="0010aacf" style:font-weight-asian="bold" style:font-weight-complex="bold"/>
    </style:style>
    <style:style style:name="T22" style:family="text">
      <style:text-properties fo:color="#00599d" style:text-underline-style="solid" style:text-underline-width="auto" style:text-underline-color="font-color" fo:font-weight="bold" officeooo:rsid="001219e5" style:font-weight-asian="bold" style:font-weight-complex="bold"/>
    </style:style>
    <style:style style:name="T23" style:family="text">
      <style:text-properties fo:color="#00599d" style:text-underline-style="solid" style:text-underline-width="auto" style:text-underline-color="font-color" fo:font-weight="bold" officeooo:rsid="001931ec" style:font-weight-asian="bold" style:font-weight-complex="bold"/>
    </style:style>
    <style:style style:name="T24" style:family="text">
      <style:text-properties fo:color="#00599d" fo:font-size="14pt" fo:font-style="italic" style:text-underline-style="solid" style:text-underline-width="auto" style:text-underline-color="font-color" fo:font-weight="bold" officeooo:rsid="000631a6" style:font-size-asian="12.25pt" style:font-style-asian="italic" style:font-weight-asian="bold" style:font-size-complex="14pt" style:font-style-complex="italic" style:font-weight-complex="bold"/>
    </style:style>
    <style:style style:name="T25" style:family="text">
      <style:text-properties fo:color="#00599d" fo:font-weight="bold" style:font-weight-asian="bold" style:font-weight-complex="bold"/>
    </style:style>
    <style:style style:name="T26" style:family="text">
      <style:text-properties fo:color="#ed1c24"/>
    </style:style>
    <style:style style:name="T27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color="#ed1c24" style:text-underline-style="solid" style:text-underline-width="auto" style:text-underline-color="font-color" fo:font-weight="bold" officeooo:rsid="0010aacf" style:font-weight-asian="bold" style:font-weight-complex="bold"/>
    </style:style>
    <style:style style:name="T29" style:family="text">
      <style:text-properties fo:color="#ed1c24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0" style:family="text">
      <style:text-properties fo:color="#ed1c24" fo:font-size="16pt" style:text-underline-style="solid" style:text-underline-width="auto" style:text-underline-color="font-color" fo:font-weight="bold" officeooo:rsid="0010aacf" style:font-size-asian="16pt" style:font-weight-asian="bold" style:font-size-complex="16pt" style:font-weight-complex="bold"/>
    </style:style>
    <style:style style:name="T31" style:family="text">
      <style:text-properties fo:color="#ed1c24" fo:font-size="16pt" style:text-underline-style="solid" style:text-underline-width="auto" style:text-underline-color="font-color" style:font-size-asian="16pt" style:font-size-complex="16pt"/>
    </style:style>
    <style:style style:name="T32" style:family="text">
      <style:text-properties officeooo:rsid="00093f69"/>
    </style:style>
    <style:style style:name="T33" style:family="text">
      <style:text-properties officeooo:rsid="00096a61"/>
    </style:style>
    <style:style style:name="T34" style:family="text">
      <style:text-properties officeooo:rsid="000de293"/>
    </style:style>
    <style:style style:name="T35" style:family="text">
      <style:text-properties officeooo:rsid="0010aacf"/>
    </style:style>
    <style:style style:name="T36" style:family="text">
      <style:text-properties officeooo:rsid="001219e5"/>
    </style:style>
    <style:style style:name="T37" style:family="text">
      <style:text-properties officeooo:rsid="001931ec"/>
    </style:style>
    <style:style style:name="T38" style:family="text">
      <style:text-properties fo:color="#006c3b" officeooo:rsid="001931ec"/>
    </style:style>
    <style:style style:name="T39" style:family="text">
      <style:text-properties fo:font-size="20pt" officeooo:rsid="001931ec" style:font-size-asian="20pt" style:font-size-complex="20pt"/>
    </style:style>
    <style:style style:name="T40" style:family="text">
      <style:text-properties fo:color="#000000" officeooo:rsid="001a32a7"/>
    </style:style>
    <style:style style:name="T41" style:family="text">
      <style:text-properties fo:color="#000000" style:text-underline-style="solid" style:text-underline-width="auto" style:text-underline-color="font-color" officeooo:rsid="001a32a7"/>
    </style:style>
    <style:style style:name="T42" style:family="text">
      <style:text-properties fo:color="#000000" fo:font-weight="normal" officeooo:rsid="001a32a7" style:font-weight-asian="normal" style:font-weight-complex="normal"/>
    </style:style>
    <style:style style:name="T43" style:family="text">
      <style:text-properties fo:color="#680059" fo:font-size="20pt" officeooo:rsid="001931ec" style:font-size-asian="20pt" style:font-size-complex="20pt"/>
    </style:style>
    <style:style style:name="T44" style:family="text">
      <style:text-properties fo:color="#680059" fo:font-weight="bold" style:font-weight-asian="bold" style:font-weight-complex="bold"/>
    </style:style>
    <style:style style:name="T45" style:family="text">
      <style:text-properties fo:color="#680059" fo:font-weight="bold" officeooo:rsid="001931ec" style:font-weight-asian="bold" style:font-weight-complex="bold"/>
    </style:style>
    <style:style style:name="T46" style:family="text">
      <style:text-properties officeooo:rsid="001a2826"/>
    </style:style>
    <style:style style:name="T47" style:family="text">
      <style:text-properties officeooo:rsid="001a32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ICE D’UTILISATION DU SITE « PIERRES D’ENGILIS»</text:p>
      <text:p text:style-name="P2"/>
      <text:p text:style-name="P2"/>
      <text:p text:style-name="P2"/>
      <text:p text:style-name="P3">L’outil avec lequel votre site a été créé s’appelle « <text:span text:style-name="T1">WORDPRESS</text:span> ».</text:p>
      <text:p text:style-name="P3"/>
      <text:p text:style-name="P3"/>
      <text:p text:style-name="P3"/>
      <text:p text:style-name="P6"><text:span text:style-name="T43">1.1</text:span><text:span text:style-name="T37"> </text:span>Pour ajouter des produits :</text:p>
      <text:p text:style-name="P6"/>
      <text:list xml:id="list56154868" text:style-name="L1">
        <text:list-item>
          <text:p text:style-name="P8"><text:span text:style-name="T9">Dans la barre en haut, </text:span><text:span text:style-name="T8">à</text:span><text:span text:style-name="T9"> gauche, Cliquer sur « </text:span><text:span text:style-name="T24">Pierres d’Engili</text:span><text:span text:style-name="T15">s</text:span><text:span text:style-name="T9"> ».</text:span></text:p>
          <text:p text:style-name="P9"/>
        </text:list-item>
        <text:list-item>
          <text:p text:style-name="P8"><text:span text:style-name="T9">Vous allez </text:span><text:span text:style-name="T8">être</text:span><text:span text:style-name="T9"> rediriger vers une page, sur la barre qui se trouve sur la gauche, cliquer sur « </text:span><text:span text:style-name="T24">Produits</text:span><text:span text:style-name="T9"> » puis ensuite sur « </text:span><text:span text:style-name="T24">Ajouter Un Produit</text:span><text:span text:style-name="T9"> ».</text:span></text:p>
          <text:p text:style-name="P9"/>
        </text:list-item>
        <text:list-item>
          <text:p text:style-name="P9">Remplir les champs demandés comme «  <text:span text:style-name="T14">Nom du produit, le prix, la description courte du produit…... »</text:span></text:p>
          <text:p text:style-name="P24"/>
        </text:list-item>
        <text:list-item>
          <text:p text:style-name="P9">Ensuite sur la colonne de droite, il y a plusieurs <text:span text:style-name="T7">fenêtres</text:span> dont une qui se nomme « <text:span text:style-name="T17">Image produit</text:span> ».</text:p>
          <text:p text:style-name="P9"/>
        </text:list-item>
        <text:list-item>
          <text:p text:style-name="P9">Cliquer sur « <text:span text:style-name="T18">D</text:span><text:span text:style-name="T17">éfinir l’image produit</text:span> ». (<text:span text:style-name="T7">Ajouter la plus belle photo car ça sera la première qui s’affichera en tête de toutes les <text:s/>autres.)</text:span></text:p>
          <text:p text:style-name="P9"/>
        </text:list-item>
        <text:list-item>
          <text:p text:style-name="P21">N’hésitez pas à cliquer en haut à droite sur le bouton « <text:span text:style-name="T31">Publier </text:span>» à CHAQUE modification que vous effectuez, <text:span text:style-name="T32">cela</text:span> enregistre votre travail et évite de le perdre sil y a une mauvaise manipulation.</text:p>
          <text:p text:style-name="P21"/>
        </text:list-item>
        <text:list-item>
          <text:p text:style-name="P10">Ensuite, descendre sur la <text:span text:style-name="T33">même</text:span> colonne à droite, <text:span text:style-name="T33">jusqu’à</text:span> la <text:span text:style-name="T33">fenêtre</text:span> « <text:span text:style-name="T17">Galerie</text:span> <text:span text:style-name="T17">Produit </text:span>» ; Cliquer sur « <text:span text:style-name="T17">Ajouter des images à la galerie </text:span>». </text:p>
          <text:p text:style-name="P10"/>
        </text:list-item>
        <text:list-item>
          <text:p text:style-name="P10">Cliquer sur « <text:span text:style-name="T19">T</text:span><text:span text:style-name="T17">éléverser des fichiers</text:span> » <text:span text:style-name="T34">puis sur «</text:span><text:span text:style-name="T20"> Choisir des fichiers </text:span><text:span text:style-name="T34">» </text:span>cela <text:span text:style-name="T33">téléchargera</text:span> <text:s/>les photos que vous avez <text:span text:style-name="T33">sélectionnées</text:span> dans vos fichiers ordinateur puis finaliser en cliquant sur « <text:span text:style-name="T17">Ajouter à la galerie </text:span>».</text:p>
          <text:p text:style-name="P10"/>
        </text:list-item>
        <text:list-item>
          <text:p text:style-name="P11">Les photos se sont ajoutées à votre galerie, vous pouvez répéter <text:span text:style-name="T27">l</text:span><text:span text:style-name="T29">’action n°6</text:span> pour enregistrer vos modifications.</text:p>
          <text:p text:style-name="P11"/>
        </text:list-item>
        <text:list-item>
          <text:p text:style-name="P11"><text:s/>Pour aller voir le résultat sur le site, vous cliquez de nouveau sur le « <text:span text:style-name="T17">Pierres</text:span> <text:span text:style-name="T17">d’Engilis</text:span> » en haut à gauche de la page et vous allez être rediriger vers un aperçu de votre site. En cliquant sur la page « <text:span text:style-name="T17">Produits </text:span>» dans le menu, vous pourrez voir le dernier ajout du produit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text:span text:style-name="T43">1.2</text:span><text:span text:style-name="T39"> </text:span>Pour ajouter des nouvelles photos dans la Galerie :</text:p>
      <text:p text:style-name="P5"/>
      <text:list xml:id="list1481218591" text:style-name="L2">
        <text:list-item>
          <text:p text:style-name="P12">Cliquer de nouveau sur « <text:span text:style-name="T17">Pierres d’Engilis</text:span> » en haut à gauche de la page. </text:p>
          <text:p text:style-name="P12">Vous allez <text:span text:style-name="T35">être</text:span> redirigée vers la page o<text:span text:style-name="T35">ù</text:span> vous pouvez faire vos modifications.</text:p>
          <text:p text:style-name="P12"/>
        </text:list-item>
        <text:list-item>
          <text:p text:style-name="P12">Su<text:span text:style-name="T35">r</text:span> la colonne de gauche, cliquer sur « <text:span text:style-name="T17">Pages</text:span> », ensuite sur « <text:span text:style-name="T25">Toutes les</text:span> <text:span text:style-name="T25">pages</text:span> ». <text:span text:style-name="T35">Une autre page s’ouvre.</text:span></text:p>
          <text:p text:style-name="P12"/>
        </text:list-item>
        <text:list-item>
          <text:p text:style-name="P12">Positionner votre souris sur « <text:span text:style-name="T17">Galerie - Elementor </text:span>» <text:span text:style-name="T35">sans cliquer</text:span>, un mini menu va apparaître avec «<text:span text:style-name="T14"> modifier, modifier rapidement, corbeille….. </text:span>» cliquer sur « <text:span text:style-name="T17">modifier</text:span> ».</text:p>
          <text:p text:style-name="P12"/>
        </text:list-item>
        <text:list-item>
          <text:p text:style-name="P12"><text:span text:style-name="T35">L</text:span>a page galerie va s’ouvrir ; <text:span text:style-name="T35">cliquer sur le bouton bleu « </text:span><text:span text:style-name="T21">Modifier avec Elementor ».</text:span></text:p>
          <text:p text:style-name="P12"/>
        </text:list-item>
        <text:list-item>
          <text:p text:style-name="P13">Vous allez atterrir sur la page du site avec une colonne à gauche pourvu d’une en-tête « <text:span text:style-name="T17">Elementor </text:span>».</text:p>
          <text:p text:style-name="P13"/>
        </text:list-item>
        <text:list-item>
          <text:p text:style-name="P13">Mettre le curseur de votre souris sur les images déjà existantes, un cadre bleu va apparaître. Faire un <text:span text:style-name="T11">clic droit de la souris</text:span> et cliquer sur « <text:span text:style-name="T17"> Modifier</text:span> <text:span text:style-name="T17">Widget </text:span>». A ce moment-là, la colonne à gauche va changer et faire voir les images déjà installées.</text:p>
          <text:p text:style-name="P13"/>
        </text:list-item>
        <text:list-item>
          <text:p text:style-name="P13">Cliquer sur « <text:span text:style-name="T17">Ajouter des images</text:span> ». Comme pour les images Produits, <text:span text:style-name="T36">appuyer sur </text:span>« <text:span text:style-name="T17">Téléverser les fichiers </text:span>» <text:span text:style-name="T36">puis sur « </text:span><text:span text:style-name="T22">Choisir des fichiers</text:span><text:span text:style-name="T36"> » que vous souhaitez pour les « </text:span><text:span text:style-name="T22">Ajouter à la galerie</text:span><text:span text:style-name="T36"> ».</text:span></text:p>
          <text:p text:style-name="P13"/>
        </text:list-item>
        <text:list-item>
          <text:p text:style-name="P15">Après avoir télécharger vos photos, vous allez être sur une fenêtre « <text:span text:style-name="T17">Modifier</text:span> <text:span text:style-name="T17">la galerie </text:span>» avec les dernières photos ajoutées. Pour finaliser, appuyer sur « <text:span text:style-name="T17">Insérer la galerie</text:span> ». Voilà, vos photos se sont ajoutées à la suite des autres déjà présentes.</text:p>
          <text:p text:style-name="P15"/>
        </text:list-item>
        <text:list-item>
          <text:p text:style-name="P15">Maintenant, <text:span text:style-name="T2">n’oubliez pas </text:span>de cliquer sur le bouton vert en bas à droite de la colonne « <text:span text:style-name="T29">Mettre à jour</text:span><text:span text:style-name="T26"> </text:span>». Celui ci a la même fonction que le bouton « <text:span text:style-name="T1">Publier</text:span> » ; Il enregistre les modifications apportées au site. </text:p>
        </text:list-item>
      </text:list>
      <text:p text:style-name="P16"/>
      <text:p text:style-name="P16"/>
      <text:p text:style-name="P16"/>
      <text:p text:style-name="P22"><text:span text:style-name="T43">1.3</text:span><text:span text:style-name="T37"> </text:span>Pour supprimer une photo de la galerie : </text:p>
      <text:p text:style-name="P22"/>
      <text:list xml:id="list211629084" text:style-name="L3">
        <text:list-item>
          <text:p text:style-name="P19">Le procédé est pratiquement le même que pour en ajouter. Quand vous êtes sur la page <text:span text:style-name="T16">Galerie du site,</text:span> clic droit de la souris pour modifier le Widget (autrement dit vous reprenez <text:span text:style-name="T1">le n°6</text:span> du paragraphe <text:span text:style-name="T6">1.2</text:span><text:span text:style-name="T37">)</text:span>.</text:p>
          <text:p text:style-name="P19"><text:s/></text:p>
        </text:list-item>
        <text:list-item>
          <text:p text:style-name="P19">Cliquer sur « <text:span text:style-name="T17">Ajouter des images </text:span>», ensuite dans la colonne de gauche « <text:span text:style-name="T17">Modifier la galerie </text:span>». cliquez sur les petites croix en haut a droite de chaque photo que vous souhaitez supprimées. Finalisez en cliquant sur «  <text:span text:style-name="T17">Insérer la</text:span> <text:span text:style-name="T17">galerie »</text:span> ; les photos supprimées auront disparus.</text:p>
        </text:list-item>
      </text:list>
      <text:p text:style-name="P23"><text:soft-page-break/><text:span text:style-name="T43">1.4</text:span><text:span text:style-name="T38"> </text:span>Pour modifier les photos dans le slider<text:span text:style-name="T1">*</text:span> en bas de la page d’accueil : </text:p>
      <text:p text:style-name="P23"/>
      <text:list xml:id="list4083617663" text:style-name="L4">
        <text:list-item>
          <text:p text:style-name="P20">Revenir sur la page où l’on peut faire toutes les modifications en cliquant sur « <text:span text:style-name="T16">Pierres d’Engilis</text:span> ». Ensuite reproduisez le <text:span text:style-name="T1">n°2</text:span> du paragraphe <text:span text:style-name="T1">1.2</text:span><text:span text:style-name="T44">.</text:span></text:p>
          <text:p text:style-name="P20"><text:span text:style-name="T44"/></text:p>
        </text:list-item>
        <text:list-item>
          <text:p text:style-name="P25">Positionner votre souris sur « <text:span text:style-name="T23">Accueil- Page d’Accueil-Elementor</text:span><text:span text:style-name="T17"> </text:span>» <text:span text:style-name="T35">sans cliquer</text:span>, un mini menu va apparaître avec «<text:span text:style-name="T14"> modifier, modifier rapidement, corbeille….. </text:span>» cliquer sur « <text:span text:style-name="T17">modifier</text:span> ».</text:p>
          <text:p text:style-name="P25"/>
        </text:list-item>
        <text:list-item>
          <text:p text:style-name="P26"><text:span text:style-name="T35">L</text:span>a page <text:span text:style-name="T46">d’accueil</text:span> va s’ouvrir ; <text:span text:style-name="T35">cliquer sur le bouton bleu « </text:span><text:span text:style-name="T21">Modifier avec Elementor ».</text:span></text:p>
          <text:p text:style-name="P26"><text:span text:style-name="T21"/></text:p>
        </text:list-item>
        <text:list-item>
          <text:p text:style-name="P14">Mettre le curseur de votre souris sur les images déjà existantes, un cadre bleu va apparaître. Faire un <text:span text:style-name="T11">clic droit de la souris</text:span> et cliquer sur « <text:span text:style-name="T17"> Modifier</text:span> <text:span text:style-name="T17">Widget </text:span>». A ce moment-là, la colonne à gauche va changer et faire voir les images déjà installées.</text:p>
          <text:p text:style-name="P14"/>
        </text:list-item>
        <text:list-item>
          <text:p text:style-name="P14">Cliquer sur « <text:span text:style-name="T17">Ajouter des images</text:span> ». Comme pour les images Produits, <text:span text:style-name="T36">appuyer sur </text:span>« <text:span text:style-name="T17">Téléverser les fichiers </text:span>» <text:span text:style-name="T36">puis sur « </text:span><text:span text:style-name="T22">Choisir des fichiers</text:span><text:span text:style-name="T36"> » que vous souhaitez pour les « </text:span><text:span text:style-name="T22">Ajouter à la galerie</text:span><text:span text:style-name="T36"> ».</text:span></text:p>
          <text:p text:style-name="P14"/>
        </text:list-item>
        <text:list-item>
          <text:p text:style-name="P17">Après avoir télécharger vos photos, vous allez être sur une fenêtre « <text:span text:style-name="T17">Modifier</text:span> <text:span text:style-name="T17">la galerie </text:span>» avec les dernières photos ajoutées. Pour finaliser, appuyer sur « <text:span text:style-name="T17">Insérer la galerie</text:span> ». Voilà, vos photos se sont ajoutées à la suite des autres déjà présentes.</text:p>
          <text:p text:style-name="P17"/>
        </text:list-item>
        <text:list-item>
          <text:p text:style-name="P27"><text:span text:style-name="T12">Maintenant</text:span><text:span text:style-name="T21">, </text:span><text:span text:style-name="T3">n’oubliez pas </text:span><text:span text:style-name="T12">de cliquer sur le bouton vert en bas à droite de la</text:span><text:span text:style-name="T21"> </text:span><text:span text:style-name="T12">colonne «</text:span><text:span text:style-name="T21"> </text:span><text:span text:style-name="T30">Mettre à jour</text:span><text:span text:style-name="T28"> </text:span><text:span text:style-name="T12">». Celui ci a la même fonction que le bouton</text:span><text:span text:style-name="T21"> </text:span><text:span text:style-name="T12">«</text:span><text:span text:style-name="T21"> </text:span><text:span text:style-name="T3">Publier</text:span><text:span text:style-name="T21"> </text:span><text:span text:style-name="T12">»; Il enregistre les modifications apportées au site. </text:span></text:p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8"><text:span text:style-name="T10">* </text:span><text:span text:style-name="T41">slider </text:span><text:span text:style-name="T40">: </text:span><text:span text:style-name="T42">fenêtre permettant le défilement de plusieurs images. Le slider est aussi appelé carrous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6:35:32.803209483</meta:creation-date>
    <dc:date>2018-08-01T15:23:47.447785177</dc:date>
    <meta:editing-duration>PT38M26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3" meta:paragraph-count="37" meta:word-count="977" meta:character-count="5324" meta:non-whitespace-character-count="4397"/>
  </office:meta>
</office:document-meta>
</file>